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5cm" svg:height="1.6cm" svg:x="2.6cm" svg:y="1.7cm">
          <text:p text:style-name="P1">Nueva encomiend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7cm" svg:height="2.2cm" svg:x="12.4cm" svg:y="1.4cm">
          <text:p text:style-name="P1">Ingresar ubicación<text:line-break/>actual y destin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2.3cm" svg:x="12.3cm" svg:y="4.9cm">
          <text:p text:style-name="P1">Ingresar tamaño<text:line-break/>y peso del paquet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1cm" svg:height="1.8cm" svg:x="3.5cm" svg:y="5.1cm">
          <text:p text:style-name="P1">Se muestra<text:line-break/>el preci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2cm" svg:height="3.6cm" svg:x="2.4cm" svg:y="8.9cm">
          <text:p text:style-name="P1">¿Taxis <text:line-break/>disponibl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6" draw:id="id6" draw:layer="layout" svg:width="4.7cm" svg:height="2.1cm" svg:x="12.3cm" svg:y="9.7cm">
          <text:p text:style-name="P1">Lo sentimos</text:p>
          <text:p text:style-name="P1">Intente lueg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8cm" svg:height="1.9cm" svg:x="3.6cm" svg:y="14.1cm">
          <text:p text:style-name="P1">Escoja su<text:line-break/>taxi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2.8cm" svg:x="11.9cm" svg:y="13.6cm">
          <text:p text:style-name="P1">Confirme y<text:line-break/>escoja medio<text:line-break/>de pago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3cm" svg:height="2cm" svg:x="11.8cm" svg:y="18.1cm">
          <text:p text:style-name="P1">Taxista recoge<text:line-break/>paquete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6cm" svg:height="2.3cm" svg:x="1.8cm" svg:y="18cm">
          <text:p text:style-name="P1">Seguimiento<text:line-break/>GP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8cm" svg:height="2.6cm" svg:x="1.7cm" svg:y="22cm">
          <text:p text:style-name="P1">Notificación de<text:line-break/>entrega termin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9cm" svg:height="2.9cm" svg:x="9.2cm" svg:y="21.9cm">
          <text:p text:style-name="P1">¿Valora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3.6cm" svg:height="1.6cm" svg:x="16.3cm" svg:y="22.6cm">
          <text:p text:style-name="P1">Fin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5.1cm" svg:height="1.7cm" svg:x="9.1cm" svg:y="26.7cm">
          <text:p text:style-name="P1">5 estrella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1cm" svg:y1="2.5cm" svg:x2="12.4cm" svg:y2="2.5cm" draw:start-shape="id1" draw:start-glue-point="1" draw:end-shape="id2" draw:end-glue-point="3" svg:d="M9100 2500h3300" svg:viewBox="0 0 3301 1">
          <text:p/>
        </draw:connector>
        <draw:connector draw:style-name="gr2" draw:text-style-name="P1" draw:layer="layout" draw:type="line" svg:x1="15.25cm" svg:y1="3.6cm" svg:x2="15.3cm" svg:y2="4.9cm" draw:start-shape="id2" draw:start-glue-point="2" draw:end-shape="id3" draw:end-glue-point="0" svg:d="M15250 3600l50 1300" svg:viewBox="0 0 51 1301">
          <text:p/>
        </draw:connector>
        <draw:connector draw:style-name="gr2" draw:text-style-name="P1" draw:layer="layout" draw:type="line" svg:x1="12.3cm" svg:y1="6.05cm" svg:x2="7.6cm" svg:y2="6cm" draw:start-shape="id3" draw:start-glue-point="3" draw:end-shape="id4" draw:end-glue-point="1" svg:d="M12300 6050l-4700-50" svg:viewBox="0 0 4701 51">
          <text:p/>
        </draw:connector>
        <draw:connector draw:style-name="gr2" draw:text-style-name="P1" draw:layer="layout" draw:type="line" svg:x1="5.55cm" svg:y1="6.9cm" svg:x2="5.5cm" svg:y2="8.9cm" draw:start-shape="id4" draw:start-glue-point="2" draw:end-shape="id5" draw:end-glue-point="4" svg:d="M5550 6900l-50 2000" svg:viewBox="0 0 51 2001">
          <text:p/>
        </draw:connector>
        <draw:connector draw:style-name="gr3" draw:text-style-name="P1" draw:layer="layout" draw:type="line" svg:x1="8.6cm" svg:y1="10.7cm" svg:x2="12.3cm" svg:y2="10.75cm" draw:start-shape="id5" draw:start-glue-point="7" draw:end-shape="id6" draw:end-glue-point="3" svg:d="M8600 10700l3700 50" svg:viewBox="0 0 3701 51">
          <text:p text:style-name="P1">No</text:p>
          <text:p text:style-name="P1"/>
        </draw:connector>
        <draw:connector draw:style-name="gr3" draw:text-style-name="P1" draw:layer="layout" draw:type="line" svg:x1="5.5cm" svg:y1="12.5cm" svg:x2="5.5cm" svg:y2="14.1cm" draw:start-shape="id5" draw:start-glue-point="6" draw:end-shape="id7" draw:end-glue-point="0" svg:d="M5500 12500v1600" svg:viewBox="0 0 1 1601">
          <text:p text:style-name="P1"><text:tab/>Si</text:p>
        </draw:connector>
        <draw:connector draw:style-name="gr2" draw:text-style-name="P1" draw:layer="layout" draw:type="line" svg:x1="7.4cm" svg:y1="15.05cm" svg:x2="11.9cm" svg:y2="15cm" draw:start-shape="id7" draw:start-glue-point="1" draw:end-shape="id8" draw:end-glue-point="3" svg:d="M7400 15050l4500-50" svg:viewBox="0 0 4501 51">
          <text:p/>
        </draw:connector>
        <draw:connector draw:style-name="gr2" draw:text-style-name="P1" draw:layer="layout" draw:type="line" svg:x1="14.4cm" svg:y1="16.4cm" svg:x2="14.45cm" svg:y2="18.1cm" draw:start-shape="id8" draw:start-glue-point="2" draw:end-shape="id9" draw:end-glue-point="0" svg:d="M14400 16400l50 1700" svg:viewBox="0 0 51 1701">
          <text:p/>
        </draw:connector>
        <draw:connector draw:style-name="gr2" draw:text-style-name="P1" draw:layer="layout" draw:type="line" svg:x1="11.8cm" svg:y1="19.1cm" svg:x2="7.4cm" svg:y2="19.15cm" draw:start-shape="id9" draw:start-glue-point="3" draw:end-shape="id10" draw:end-glue-point="1" svg:d="M11800 19100l-4400 50" svg:viewBox="0 0 4401 51">
          <text:p/>
        </draw:connector>
        <draw:connector draw:style-name="gr2" draw:text-style-name="P1" draw:layer="layout" draw:type="line" svg:x1="4.6cm" svg:y1="20.3cm" svg:x2="4.6cm" svg:y2="22cm" draw:start-shape="id10" draw:start-glue-point="2" draw:end-shape="id11" draw:end-glue-point="0" svg:d="M4600 20300v1700" svg:viewBox="0 0 1 1701">
          <text:p/>
        </draw:connector>
        <draw:connector draw:style-name="gr2" draw:text-style-name="P1" draw:layer="layout" draw:type="line" svg:x1="7.5cm" svg:y1="23.3cm" svg:x2="9.2cm" svg:y2="23.35cm" draw:start-shape="id11" draw:start-glue-point="1" draw:end-shape="id12" draw:end-glue-point="5" svg:d="M7500 23300l1700 50" svg:viewBox="0 0 1701 51">
          <text:p/>
        </draw:connector>
        <draw:connector draw:style-name="gr3" draw:text-style-name="P1" draw:layer="layout" draw:type="line" svg:x1="14.1cm" svg:y1="23.35cm" svg:x2="16.3cm" svg:y2="23.4cm" draw:start-shape="id12" draw:start-glue-point="7" draw:end-shape="id13" draw:end-glue-point="3" svg:d="M14100 23350l2200 50" svg:viewBox="0 0 2201 51">
          <text:p text:style-name="P1">No</text:p>
          <text:p text:style-name="P1"/>
        </draw:connector>
        <draw:connector draw:style-name="gr3" draw:text-style-name="P1" draw:layer="layout" draw:type="line" svg:x1="11.65cm" svg:y1="24.8cm" svg:x2="11.65cm" svg:y2="26.7cm" draw:start-shape="id12" draw:start-glue-point="6" draw:end-shape="id14" draw:end-glue-point="0" svg:d="M11650 24800v1900" svg:viewBox="0 0 1 1901">
          <text:p text:style-name="P1"><text:tab/>Si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21:51:06.718401755</meta:creation-date>
    <dc:date>2016-06-24T22:06:42.820800784</dc:date>
    <meta:editing-duration>PT1M21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